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2.8264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8pt" fo:letter-spacing="normal" fo:font-style="normal" fo:font-weight="normal" style:font-size-asian="7pt" style:font-size-complex="8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8" style:family="paragraph" style:parent-style-name="Table_20_Contents" style:list-style-name="L1">
      <style:paragraph-properties>
        <style:tab-stops>
          <style:tab-stop style:position="5.5366in"/>
        </style:tab-stops>
      </style:paragraph-properties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9" style:family="paragraph" style:parent-style-name="Table_20_Contents" style:list-style-name="L1">
      <style:text-properties fo:font-variant="normal" fo:text-transform="none" fo:color="#222222" style:font-name="Liberation Serif" fo:font-size="8pt" fo:letter-spacing="normal" fo:font-style="normal" fo:font-weight="normal" style:font-size-asian="7pt" style:font-size-complex="8pt"/>
    </style:style>
    <style:style style:name="P10" style:family="paragraph" style:parent-style-name="Table_20_Contents" style:list-style-name="L1">
      <style:text-properties fo:font-variant="normal" fo:text-transform="none" fo:color="#222222" style:font-name="arial" fo:font-size="9.75pt" fo:letter-spacing="normal" fo:font-style="normal" fo:font-weight="normal" style:font-size-asian="10pt" style:font-size-complex="10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7<text:span text:style-name="T2">th</text:span> January 2014 Time : 15.00 to 15.45 , GMRT conference room ( NGK-&gt; Video conf from NCRA)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CPK, NMS, DBB, SSS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1962220751" text:style-name="L1">
              <text:list-item>
                <text:p text:style-name="P7">RRU updated he has <text:s/>implemented first level stand alone prototype Servo communication program. Tested successfully with Thiyagu build Servo simulator. Tested basic commands like Track, Hold,Position, stop etc. RRU &amp; Thiyagu has agreed upon command-response structure which is slightly different from MCM command response structure.</text:p>
                <text:p text:style-name="P8">- Looked into all sub array controller command for servo system like scan, trackobject, trackoffazel, trackOffradec . Found out parameter list for all above commands.</text:p>
                <text:p text:style-name="P8">NGK suggested to hold for some time before the actual implementation of sub array controller commands.</text:p>
                <text:p text:style-name="P8"/>
              </text:list-item>
              <text:list-item>
                <text:p text:style-name="P8">SSS has uploaded the command &amp; procedure document on vanilla forum.</text:p>
                <text:p text:style-name="P8"/>
              </text:list-item>
              <text:list-item>
                <text:p text:style-name="P8">NMS is working on sub array selection window on GUI.</text:p>
                <text:p text:style-name="P10"><text:s/></text:p>
              </text:list-item>
              <text:list-item>
                <text:p text:style-name="P7">DBB updated that he implemented a multi client environment in Python.</text:p>
                <text:p text:style-name="P7">He has tested it using a hub which collect dummy commands from multiple user.</text:p>
                <text:p text:style-name="P9"/>
              </text:list-item>
              <text:list-item>
                <text:p text:style-name="P7">SNK updated that he has build a template using word press for astronomical &amp; data monitoring GUI.</text:p>
                <text:p text:style-name="P7"/>
              </text:list-item>
              <text:list-item>
                <text:p text:style-name="P7">CPK updated that purchase order for New Miltec PC is still pending.</text:p>
                <text:p text:style-name="P7">61 MCM cards are tested.</text:p>
                <text:p text:style-name="P7">Discussed about plan meeting agenda for new requirement of MCM card.</text:p>
                <text:p text:style-name="P7">RFI group has tested all four N/W switches. CPK will ask Pravin Raybole to share report with operation group members.</text:p>
                <text:p text:style-name="P7">NGK suggested that 60 number of new MCM card requirement to be put.</text:p>
                <text:p text:style-name="P7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1-07T17:50:04</dc:date>
    <dc:creator>teleset </dc:creator>
    <meta:editing-duration>P1DT3H38M44S</meta:editing-duration>
    <meta:editing-cycles>403</meta:editing-cycles>
    <meta:generator>LibreOffice/3.4$Linux LibreOffice_project/340m1$Build-602</meta:generator>
    <meta:document-statistic meta:table-count="1" meta:image-count="0" meta:object-count="0" meta:page-count="1" meta:paragraph-count="29" meta:word-count="280" meta:character-count="1652" meta:non-whitespace-character-count="1390"/>
  </office:meta>
</office:document-meta>
</file>